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8.54604166666667cm"/>
    </style:style>
    <style:style style:name="co3" style:family="table-column">
      <style:table-column-properties fo:break-before="auto" style:column-width="7.01145833333333cm"/>
    </style:style>
    <style:style style:name="co4" style:family="table-column">
      <style:table-column-properties fo:break-before="auto" style:column-width="22.0133333333333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postas_ao_formulár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0" table:default-cell-style-name="ce1"/>
        <table:table-column table:style-name="co4" table:default-cell-style-name="ce1"/>
        <table:table-column table:style-name="co1" table:number-columns-repeated="6" table:default-cell-style-name="ce1"/>
        <table:table-column table:style-name="co5" table:number-columns-repeated="993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Prezado ex-aluno, este formulário tem por objetivo identificar suas opiniões a respeito do projeto interdisciplinar envolvendo as disciplinas de Eng. Software I e Interação Humano-Computador, no qual foi preenchido um documento de especificação de requisitos com prototipação de telas. Estou desenvolvendo um estudo sobre a abordagem metodológica usada e suas respostas irão contribuir bastante para o resultado final. O formulário contém 6 questões e tem estimativa de 5 minutos para conclusão. Importante dizer que sua participação é voluntária e o anonimato das respostas está garantido. Qualquer dúvida estou à disposição via e-mail (Professormfd@gmail.com) ou telefone (37 99117-0512). Atenciosamente, Professor Diniz</text:p>
          </table:table-cell>
          <table:table-cell office:value-type="string" table:style-name="ce2">
            <text:p>1. Você cursou as disciplinas de Engenharia de Software I e Interação Humano-Computador em qual modalidade de ensino?</text:p>
          </table:table-cell>
          <table:table-cell office:value-type="string" table:style-name="ce2">
            <text:p>Qual foi a aplicação desenvolvida pelo seu grupo, dentre as apresentadas abaixo?</text:p>
          </table:table-cell>
          <table:table-cell office:value-type="string" table:style-name="ce2">
            <text:p>2. Como você considera o SEU APRENDIZADO SOBRE OS CONTEÚDOS DISCIPLINARES abordados no projeto interdisciplinar realizado: <text:s/>[Requisitos funcionais (RF)]</text:p>
          </table:table-cell>
          <table:table-cell office:value-type="string" table:style-name="ce2">
            <text:p>2. Como você considera o SEU APRENDIZADO SOBRE OS CONTEÚDOS DISCIPLINARES abordados no projeto interdisciplinar realizado: <text:s/>[Requisitos não funcionais (RNF)]</text:p>
          </table:table-cell>
          <table:table-cell office:value-type="string" table:style-name="ce2">
            <text:p>2. Como você considera o SEU APRENDIZADO SOBRE OS CONTEÚDOS DISCIPLINARES abordados no projeto interdisciplinar realizado: <text:s/>[Regras de negócio (RN)]</text:p>
          </table:table-cell>
          <table:table-cell office:value-type="string" table:style-name="ce2">
            <text:p>2. Como você considera o SEU APRENDIZADO SOBRE OS CONTEÚDOS DISCIPLINARES abordados no projeto interdisciplinar realizado: <text:s/>[Stakeholders (usuários, equipes, outros)]</text:p>
          </table:table-cell>
          <table:table-cell office:value-type="string" table:style-name="ce2">
            <text:p>2. Como você considera o SEU APRENDIZADO SOBRE OS CONTEÚDOS DISCIPLINARES abordados no projeto interdisciplinar realizado: <text:s/>[Diagrama de casos de uso (UML)]</text:p>
          </table:table-cell>
          <table:table-cell office:value-type="string" table:style-name="ce2">
            <text:p>2. Como você considera o SEU APRENDIZADO SOBRE OS CONTEÚDOS DISCIPLINARES abordados no projeto interdisciplinar realizado: <text:s/>[Descrição dos casos de uso]</text:p>
          </table:table-cell>
          <table:table-cell office:value-type="string" table:style-name="ce2">
            <text:p>2. Como você considera o SEU APRENDIZADO SOBRE OS CONTEÚDOS DISCIPLINARES abordados no projeto interdisciplinar realizado: <text:s/>[Diagrama de classes (UML)]</text:p>
          </table:table-cell>
          <table:table-cell office:value-type="string" table:style-name="ce2">
            <text:p>2. Como você considera o SEU APRENDIZADO SOBRE OS CONTEÚDOS DISCIPLINARES abordados no projeto interdisciplinar realizado: <text:s/>[Heurísticas de Usabilidade de Nielsen]</text:p>
          </table:table-cell>
          <table:table-cell office:value-type="string" table:style-name="ce2">
            <text:p>2. Como você considera o SEU APRENDIZADO SOBRE OS CONTEÚDOS DISCIPLINARES abordados no projeto interdisciplinar realizado: <text:s/>[Prevenção e recuperação de rupturas (erros)]</text:p>
          </table:table-cell>
          <table:table-cell office:value-type="string" table:style-name="ce2">
            <text:p>2. Como você considera o SEU APRENDIZADO SOBRE OS CONTEÚDOS DISCIPLINARES abordados no projeto interdisciplinar realizado: <text:s/>[Elaboração de protótipos (design de interface)]</text:p>
          </table:table-cell>
          <table:table-cell office:value-type="string" table:style-name="ce2">
            <text:p>3. Durante a condução do projeto, qual sua opinião sobre o TEMPLATE DO DOCUMENTO SRS preenchido e entregue em etapas? [O template era de fácil compreensão]</text:p>
          </table:table-cell>
          <table:table-cell office:value-type="string" table:style-name="ce2">
            <text:p>3. Durante a condução do projeto, qual sua opinião sobre o TEMPLATE DO DOCUMENTO SRS preenchido e entregue em etapas? [O template era bastante complicado de entender]</text:p>
          </table:table-cell>
          <table:table-cell office:value-type="string" table:style-name="ce2">
            <text:p>3. Durante a condução do projeto, qual sua opinião sobre o TEMPLATE DO DOCUMENTO SRS preenchido e entregue em etapas? [Os conteúdos do template eram confusos e extensos]</text:p>
          </table:table-cell>
          <table:table-cell office:value-type="string" table:style-name="ce2">
            <text:p>3. Durante a condução do projeto, qual sua opinião sobre o TEMPLATE DO DOCUMENTO SRS preenchido e entregue em etapas? [Os conteúdos a serem preenchidos no documento foram explicadas em aula]</text:p>
          </table:table-cell>
          <table:table-cell office:value-type="string" table:style-name="ce2">
            <text:p>4. Na sua opinião, como foi o DESENVOLVIMENTO DO PROJETO como um todo: [Identifiquei pontos semelhantes com meu trabalho/estágio]</text:p>
          </table:table-cell>
          <table:table-cell office:value-type="string" table:style-name="ce2">
            <text:p>4. Na sua opinião, como foi o DESENVOLVIMENTO DO PROJETO como um todo: [Proporcionou ter visão integrada de um projeto real]</text:p>
          </table:table-cell>
          <table:table-cell office:value-type="string" table:style-name="ce2">
            <text:p>4. Na sua opinião, como foi o DESENVOLVIMENTO DO PROJETO como um todo: [O resultado alcançado foi satisfatório]</text:p>
          </table:table-cell>
          <table:table-cell office:value-type="string" table:style-name="ce2">
            <text:p>4. Na sua opinião, como foi o DESENVOLVIMENTO DO PROJETO como um todo: [Da forma como foi conduzido contribuiu para meu aprendizado]</text:p>
          </table:table-cell>
          <table:table-cell office:value-type="string" table:style-name="ce2">
            <text:p>4. Na sua opinião, como foi o DESENVOLVIMENTO DO PROJETO como um todo: [Muito extenso para um semestre]</text:p>
          </table:table-cell>
          <table:table-cell office:value-type="string" table:style-name="ce2">
            <text:p>4. Na sua opinião, como foi o DESENVOLVIMENTO DO PROJETO como um todo: [Trabalhar em equipe foi complicado pois uns fizeram mais que outros]</text:p>
          </table:table-cell>
          <table:table-cell office:value-type="string" table:style-name="ce2">
            <text:p>5. Em relação ao projeto como um todo, qual sua opinião sobre o mesmo, em relação às entregas parciais, correções e, principalmente, seu aprendizado?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Presencial (2019-1)</text:p>
          </table:table-cell>
          <table:table-cell office:value-type="string" table:style-name="ce3">
            <text:p>Sistema para Gestão de Consultório Pediátric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Com isso consegui a identificar padrões e melhorias que pode facilitar muito nos projetos que fiz posteriormente.</text:p>
            <text:p>Obrigado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Presencial (2019-1)</text:p>
          </table:table-cell>
          <table:table-cell office:value-type="string" table:style-name="ce3">
            <text:p>Sistema para Gestão de Car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Acho muito importante esses projetos que nos permitem ter uma visão de como as coisas são realizadas fora da sala de aula. A teoria é muito importante pra criar a base de tudo que sabemos, mas quando chegamos na prática, pós faculdade, as coisas são bem diferentes.</text:p>
            <text:p>A disciplina foi ótima, as aulas interativas com toda certeza estimulam muito mais todos os alunos e era algo muito perceptível na nossa sala!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Presencial (2019-1)</text:p>
          </table:table-cell>
          <table:table-cell office:value-type="string" table:style-name="ce3">
            <text:p>Sistema PSF Manager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Discordo totalmente</text:p>
          </table:table-cell>
          <table:table-cell office:value-type="string" table:style-name="ce3">
            <text:p>Dis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Discordo totalmente</text:p>
          </table:table-cell>
          <table:table-cell office:value-type="string" table:style-name="ce3">
            <text:p>Discordo totalmente</text:p>
          </table:table-cell>
          <table:table-cell office:value-type="string" table:style-name="ce3">
            <text:p>Considerando que já trabalho no mercado, posso afirmar que simula bem como é o dia de trabalho em um ambiente que utilize SCRUM e Ágil.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Presencial (2019-1)</text:p>
          </table:table-cell>
          <table:table-cell office:value-type="string" table:style-name="ce3">
            <text:p>Sistema para Gestão de Consultório Pediátric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Indiferente</text:p>
          </table:table-cell>
          <table:table-cell office:value-type="string" table:style-name="ce4">
            <text:p>Foi maravilhoso fazer parte do projeto, passei por varias situações e aprendi coisas que realmente usei e uso no meu dia a dia de trabalho, muito enriquecedor!</text:p>
            <text:p>Trabalhar em equipe foi ótimo e simulou bem uma situação de trabalho real.</text:p>
            <text:p>As etapas foram muito bem explicadas e seguidas sempre com o apoio integral do professor Professor, que nunca deixou nada a desejar.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Presencial (2019-1)</text:p>
          </table:table-cell>
          <table:table-cell office:value-type="string" table:style-name="ce3">
            <text:p>Sistema para Gestão de Car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As correções foram bem feitas em sala de aula, junto com os demais alunos, a entrega parcial foi excencial para tirar dúvidas e dar continuidade no projeto. Aprendizado foi excelente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Presencial (2019-1)</text:p>
          </table:table-cell>
          <table:table-cell office:value-type="string" table:style-name="ce3">
            <text:p>Sistema PSF Manager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O projeto foi uma ótima oportunidade de vivenciar de forma prática o que acontece no ambiente de trabalho. De certa forma, isso prepara o aluno caso ele vá desempenhar essa função, ou até mesmo conhecer parte do processo. No meu caso, consegui ligar a teoria, a ações que já estavam presentes em meu ambiente de trabalho. E o fato de er um projeto que visou a ideação de um projeto, foi interessante pegar uma ideia que meu grupo se identificou e coloca-lá em prática.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Remoto (2020-1, adotado emergencialmente pela faculdade devido a pandemia)</text:p>
          </table:table-cell>
          <table:table-cell office:value-type="string" table:style-name="ce3">
            <text:p>Sistema para Gestão de Almoxarifad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In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Insatisfatório</text:p>
          </table:table-cell>
          <table:table-cell office:value-type="string" table:style-name="ce3">
            <text:p>In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Assim como toda adaptação nessa pandemia, foi gerado surpresas e frustrações. Mas considero o resultado final como satisfatório onde teve a entrega total de nossa professora buscando fazer o melhor.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Remoto (2020-1, adotado emergencialmente pela faculdade devido a pandemia)</text:p>
          </table:table-cell>
          <table:table-cell office:value-type="string" table:style-name="ce3">
            <text:p>Aplicativo para Gestão de Pet Shop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Discordo totalmente</text:p>
          </table:table-cell>
          <table:table-cell office:value-type="string" table:style-name="ce3">
            <text:p>Discordo</text:p>
          </table:table-cell>
          <table:table-cell office:value-type="string" table:style-name="ce4">
            <text:p>Projeto incrível.</text:p>
            <text:p>Professor, parabéns pela elaboração da disciplina!</text:p>
            <text:p>Com ela pude aprender muita coisa, e consegui colocar em prática no meu trabalho grande parte do aprendizado que eu adquiri.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Remoto (2020-1, adotado emergencialmente pela faculdade devido a pandemia)</text:p>
          </table:table-cell>
          <table:table-cell office:value-type="string" table:style-name="ce3">
            <text:p>Aplicativo para Gestão de Pet Shop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A disciplina tem me ajudado bastante no meu trabalho. Consigo entender pontos antes não compreendidos.<text:s text:c="2"/>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Remoto (2020-1, adotado emergencialmente pela faculdade devido a pandemia)</text:p>
          </table:table-cell>
          <table:table-cell office:value-type="string" table:style-name="ce3">
            <text:p>Aplicativo para Controle de Vendas e Estoque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Gostei muito do projeto, a maneira que a Professor aplica os seus ensinamento é muito dinâmica e de fácil compreensão, ótima professora !!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Remoto (2020-1, adotado emergencialmente pela faculdade devido a pandemia)</text:p>
          </table:table-cell>
          <table:table-cell office:value-type="string" table:style-name="ce3">
            <text:p>Aplicativo para Controle de Vendas e Estoque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Discordo totalm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Foi simplesmente ótimo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Remoto (2020-1, adotado emergencialmente pela faculdade devido a pandemia)</text:p>
          </table:table-cell>
          <table:table-cell office:value-type="string" table:style-name="ce3">
            <text:p>Sistema para Gestão de Almoxarifad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Aprendi muito, pois boa parte do projeto era executada por mim. Entendo que retive mais conhecimento por ter dedicado um tempo maior que os demais envolvido no projeto.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Remoto (2020-1, adotado emergencialmente pela faculdade devido a pandemia)</text:p>
          </table:table-cell>
          <table:table-cell office:value-type="string" table:style-name="ce3">
            <text:p>Sistema para Gestão de Almoxarifad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Indiferente</text:p>
          </table:table-cell>
          <table:table-cell office:value-type="string" table:style-name="ce3">
            <text:p>O projeto foi muito bem acompanhado pela instrutora, carrego comigo o aprendizado e posso ver claramente no dia a dia em meu trabalho.</text:p>
            <text:p/>
            <text:p>As entregas e correções foram ótimas!</text:p>
          </table:table-cell>
          <table:table-cell table:number-columns-repeated="16360" table:style-name="ce5"/>
        </table:table-row>
        <table:table-row table:style-name="ro1">
          <table:table-cell office:value-type="string" table:style-name="ce3">
            <text:p>Aceito participar!</text:p>
          </table:table-cell>
          <table:table-cell office:value-type="string" table:style-name="ce3">
            <text:p>Remoto (2020-1, adotado emergencialmente pela faculdade devido a pandemia)</text:p>
          </table:table-cell>
          <table:table-cell office:value-type="string" table:style-name="ce3">
            <text:p>Aplicativo para Gestão de Pet Shop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Muito satisfatório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Discordo totalmente</text:p>
          </table:table-cell>
          <table:table-cell office:value-type="string" table:style-name="ce3">
            <text:p>Dis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 totalmente</text:p>
          </table:table-cell>
          <table:table-cell office:value-type="string" table:style-name="ce3">
            <text:p>Concordo</text:p>
          </table:table-cell>
          <table:table-cell office:value-type="string" table:style-name="ce3">
            <text:p>Discordo</text:p>
          </table:table-cell>
          <table:table-cell office:value-type="string" table:style-name="ce3">
            <text:p>Simplesmente sensacional! :)</text:p>
          </table:table-cell>
          <table:table-cell table:number-columns-repeated="16360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USER-817</dc:creator>
    <dc:date>2021-06-08T18:10:58Z</dc:date>
  </office:meta>
</office:document-meta>
</file>